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sine" svg:font-family="Cousin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2.85cm" table:align="margins"/>
    </style:style>
    <style:style style:name="Tableau1.A" style:family="table-column">
      <style:table-column-properties style:column-width="6.424cm" style:rel-column-width="32767*"/>
    </style:style>
    <style:style style:name="Tableau1.B" style:family="table-column">
      <style:table-column-properties style:column-width="6.426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fo:font-weight="bold" officeooo:rsid="0005732e" officeooo:paragraph-rsid="0005732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5732e" officeooo:paragraph-rsid="0005732e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normal" officeooo:rsid="0005732e" officeooo:paragraph-rsid="0005732e" style:font-weight-asian="normal" style:font-weight-complex="normal"/>
    </style:style>
    <style:style style:name="P4" style:family="paragraph" style:parent-style-name="Standard">
      <style:text-properties officeooo:rsid="0007e47f" officeooo:paragraph-rsid="000acc4f"/>
    </style:style>
    <style:style style:name="P5" style:family="paragraph" style:parent-style-name="Standard">
      <style:text-properties style:font-name="Cousine" fo:font-size="10pt" officeooo:rsid="0008cce4" officeooo:paragraph-rsid="0008cce4" style:font-size-asian="10pt" style:font-size-complex="10pt"/>
    </style:style>
    <style:style style:name="P6" style:family="paragraph" style:parent-style-name="Standard">
      <style:text-properties style:font-name="Cousine" fo:font-size="10pt" officeooo:rsid="0008cce4" officeooo:paragraph-rsid="000af701" style:font-size-asian="10pt" style:font-size-complex="10pt"/>
    </style:style>
    <style:style style:name="P7" style:family="paragraph" style:parent-style-name="Standard">
      <style:text-properties style:font-name="Cousine" fo:font-size="10pt" style:text-underline-style="none" officeooo:rsid="0007e47f" officeooo:paragraph-rsid="000acc4f" style:font-size-asian="10pt" style:font-size-complex="10pt"/>
    </style:style>
    <style:style style:name="P8" style:family="paragraph" style:parent-style-name="Standard">
      <style:text-properties style:font-name="Cousine" fo:font-size="10pt" style:text-underline-style="none" fo:font-weight="normal" officeooo:rsid="0007e47f" officeooo:paragraph-rsid="000acc4f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Cousine" fo:font-size="10pt" style:text-underline-style="none" fo:font-weight="normal" officeooo:rsid="0008cce4" officeooo:paragraph-rsid="0008cce4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Cousine" fo:font-size="10pt" style:text-underline-style="none" fo:font-weight="normal" officeooo:rsid="0008cce4" officeooo:paragraph-rsid="000af701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Cousine" fo:font-size="10pt" style:text-underline-style="none" fo:font-weight="normal" officeooo:rsid="000af02e" officeooo:paragraph-rsid="000af02e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Cousine" fo:font-size="10pt" style:text-underline-style="none" fo:font-weight="normal" officeooo:rsid="000af701" officeooo:paragraph-rsid="000af701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Cousine" fo:font-size="10pt" style:text-underline-style="none" fo:font-weight="normal" officeooo:rsid="000b5804" officeooo:paragraph-rsid="000b5804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Cousine" style:text-underline-style="none" fo:font-weight="normal" officeooo:rsid="0007e47f" officeooo:paragraph-rsid="0007e47f" style:font-weight-asian="normal" style:font-weight-complex="normal"/>
    </style:style>
    <style:style style:name="P15" style:family="paragraph" style:parent-style-name="Standard">
      <style:text-properties style:font-name="Cousine" style:text-underline-style="none" fo:font-weight="normal" officeooo:rsid="000f28bf" officeooo:paragraph-rsid="000f28bf" style:font-weight-asian="normal" style:font-weight-complex="normal"/>
    </style:style>
    <style:style style:name="P16" style:family="paragraph" style:parent-style-name="Standard">
      <style:text-properties style:font-name="Cousine" style:text-underline-style="none" fo:font-weight="normal" officeooo:rsid="0012f5de" officeooo:paragraph-rsid="0012f5de" style:font-weight-asian="normal" style:font-weight-complex="normal"/>
    </style:style>
    <style:style style:name="P17" style:family="paragraph" style:parent-style-name="Standard">
      <style:text-properties style:font-name="Liberation Serif" fo:font-size="12pt" officeooo:rsid="000af02e" officeooo:paragraph-rsid="000af02e" style:font-size-asian="10.5pt" style:font-size-complex="12pt"/>
    </style:style>
    <style:style style:name="P18" style:family="paragraph" style:parent-style-name="Standard">
      <style:text-properties style:font-name="Liberation Serif" fo:font-size="12pt" style:text-underline-style="none" fo:font-weight="normal" officeooo:rsid="0008cce4" officeooo:paragraph-rsid="0008cce4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style:text-underline-style="none" fo:font-weight="normal" officeooo:rsid="000af02e" officeooo:paragraph-rsid="000af02e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style:text-underline-style="none" fo:font-weight="normal" officeooo:rsid="0008cce4" officeooo:paragraph-rsid="0008cce4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officeooo:rsid="000bcfdb" officeooo:paragraph-rsid="000bcfdb"/>
    </style:style>
    <style:style style:name="P22" style:family="paragraph" style:parent-style-name="Standard">
      <style:text-properties style:font-name="Liberation Serif" style:text-underline-style="solid" style:text-underline-width="auto" style:text-underline-color="font-color" officeooo:rsid="000bfe05" officeooo:paragraph-rsid="000bfe05"/>
    </style:style>
    <style:style style:name="P23" style:family="paragraph" style:parent-style-name="Standard">
      <style:paragraph-properties fo:text-align="start" style:justify-single-word="false"/>
      <style:text-properties style:font-name="Liberation Serif" style:text-underline-style="solid" style:text-underline-width="auto" style:text-underline-color="font-color" fo:font-weight="normal" officeooo:rsid="001a82f2" officeooo:paragraph-rsid="001a722d" style:font-weight-asian="normal" style:font-weight-complex="normal"/>
    </style:style>
    <style:style style:name="P24" style:family="paragraph" style:parent-style-name="Standard">
      <style:text-properties style:font-name="Liberation Serif" style:text-underline-style="none" fo:font-weight="normal" officeooo:rsid="000acc4f" officeooo:paragraph-rsid="000acc4f" style:font-weight-asian="normal" style:font-weight-complex="normal"/>
    </style:style>
    <style:style style:name="P25" style:family="paragraph" style:parent-style-name="Standard">
      <style:text-properties style:font-name="Liberation Serif" style:text-underline-style="none" fo:font-weight="normal" officeooo:rsid="0008cce4" officeooo:paragraph-rsid="0008cce4" style:font-weight-asian="normal" style:font-weight-complex="normal"/>
    </style:style>
    <style:style style:name="P26" style:family="paragraph" style:parent-style-name="Standard">
      <style:text-properties style:font-name="Liberation Serif" style:text-underline-style="none" fo:font-weight="normal" officeooo:rsid="000bcfdb" officeooo:paragraph-rsid="000bcfdb" style:font-weight-asian="normal" style:font-weight-complex="normal"/>
    </style:style>
    <style:style style:name="P27" style:family="paragraph" style:parent-style-name="Standard">
      <style:text-properties style:font-name="Liberation Serif" style:text-underline-style="none" fo:font-weight="normal" officeooo:rsid="000bfe05" officeooo:paragraph-rsid="000bfe05" style:font-weight-asian="normal" style:font-weight-complex="normal"/>
    </style:style>
    <style:style style:name="P28" style:family="paragraph" style:parent-style-name="Standard">
      <style:text-properties style:font-name="Liberation Serif" style:text-underline-style="none" fo:font-weight="normal" officeooo:rsid="000bfe05" officeooo:paragraph-rsid="001a722d" style:font-weight-asian="normal" style:font-weight-complex="normal"/>
    </style:style>
    <style:style style:name="P29" style:family="paragraph" style:parent-style-name="Standard">
      <style:text-properties style:font-name="Liberation Serif" style:text-underline-style="none" fo:font-weight="normal" officeooo:rsid="000f28bf" officeooo:paragraph-rsid="000f28bf" style:font-weight-asian="normal" style:font-weight-complex="normal"/>
    </style:style>
    <style:style style:name="P30" style:family="paragraph" style:parent-style-name="Standard">
      <style:text-properties style:font-name="Liberation Serif" style:text-underline-style="none" fo:font-weight="normal" officeooo:rsid="000f28bf" officeooo:paragraph-rsid="0012f5de" style:font-weight-asian="normal" style:font-weight-complex="normal"/>
    </style:style>
    <style:style style:name="P31" style:family="paragraph" style:parent-style-name="Standard">
      <style:text-properties style:font-name="Liberation Serif" style:text-underline-style="none" fo:font-weight="normal" officeooo:rsid="0011eb5a" officeooo:paragraph-rsid="0011eb5a" style:font-weight-asian="normal" style:font-weight-complex="normal"/>
    </style:style>
    <style:style style:name="P32" style:family="paragraph" style:parent-style-name="Standard">
      <style:text-properties style:font-name="Liberation Serif" style:text-underline-style="none" fo:font-weight="normal" officeooo:rsid="0012f5de" officeooo:paragraph-rsid="0012f5de" style:font-weight-asian="normal" style:font-weight-complex="normal"/>
    </style:style>
    <style:style style:name="P33" style:family="paragraph" style:parent-style-name="Standard">
      <style:text-properties style:font-name="Liberation Serif" style:text-underline-style="none" fo:font-weight="normal" officeooo:rsid="0015221b" officeooo:paragraph-rsid="0015221b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a82f2" officeooo:paragraph-rsid="001a722d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34b8f" officeooo:paragraph-rsid="001a722d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b8bdc" officeooo:paragraph-rsid="001a722d" style:font-weight-asian="normal" style:font-weight-complex="normal"/>
    </style:style>
    <style:style style:name="P37" style:family="paragraph" style:parent-style-name="Standard">
      <style:text-properties style:font-name="Liberation Serif" style:text-underline-style="none" fo:font-weight="bold" officeooo:rsid="000bfe05" officeooo:paragraph-rsid="000bfe05" style:font-weight-asian="bold" style:font-weight-complex="bold"/>
    </style:style>
    <style:style style:name="P38" style:family="paragraph" style:parent-style-name="Standard">
      <style:text-properties style:font-name="Liberation Serif" style:text-underline-style="none" fo:font-weight="bold" officeooo:rsid="0012f5de" officeooo:paragraph-rsid="0012f5de" style:font-weight-asian="bold" style:font-weight-complex="bold"/>
    </style:style>
    <style:style style:name="P39" style:family="paragraph" style:parent-style-name="Standard">
      <style:text-properties style:text-underline-style="none" fo:font-weight="normal" officeooo:rsid="00065681" officeooo:paragraph-rsid="00065681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0acc4f" officeooo:paragraph-rsid="000acc4f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07e47f" officeooo:paragraph-rsid="0007e47f" style:font-weight-asian="normal" style:font-weight-complex="normal"/>
    </style:style>
    <style:style style:name="P42" style:family="paragraph" style:parent-style-name="Standard">
      <style:text-properties style:text-underline-style="none" fo:font-weight="bold" officeooo:rsid="00065681" officeooo:paragraph-rsid="00065681" style:font-weight-asian="bold" style:font-weight-complex="bold"/>
    </style:style>
    <style:style style:name="P43" style:family="paragraph" style:parent-style-name="Standard" style:list-style-name="L1">
      <style:text-properties officeooo:paragraph-rsid="0005732e"/>
    </style:style>
    <style:style style:name="P44" style:family="paragraph" style:parent-style-name="Standard" style:list-style-name="L1">
      <style:text-properties officeooo:paragraph-rsid="00065681"/>
    </style:style>
    <style:style style:name="P45" style:family="paragraph" style:parent-style-name="Standard" style:list-style-name="L1">
      <style:text-properties officeooo:rsid="0005732e" officeooo:paragraph-rsid="0005732e"/>
    </style:style>
    <style:style style:name="P46" style:family="paragraph" style:parent-style-name="Standard" style:list-style-name="L2">
      <style:text-properties style:font-name="Liberation Serif" style:text-underline-style="none" fo:font-weight="normal" officeooo:rsid="000bfe05" officeooo:paragraph-rsid="000bfe05" style:font-weight-asian="normal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style:font-name="Liberation Serif" style:text-underline-style="none" fo:font-weight="normal" officeooo:rsid="001a82f2" officeooo:paragraph-rsid="001a722d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a82f2" officeooo:paragraph-rsid="001a722d" style:font-weight-asian="normal" style:font-weight-complex="normal"/>
    </style:style>
    <style:style style:name="P49" style:family="paragraph" style:parent-style-name="Standard">
      <style:text-properties style:font-name="Cousine" fo:font-size="11pt" style:text-underline-style="none" fo:font-weight="normal" officeooo:rsid="000bfe05" officeooo:paragraph-rsid="000bfe05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break-before="column"/>
      <style:text-properties style:font-name="Liberation Serif" style:text-underline-style="none" fo:font-weight="bold" officeooo:rsid="00134b8f" officeooo:paragraph-rsid="0012f5de" style:font-weight-asian="bold" style:font-weight-complex="bold"/>
    </style:style>
    <style:style style:name="P51" style:family="paragraph" style:parent-style-name="Standard">
      <style:paragraph-properties fo:text-align="start" style:justify-single-word="false" fo:break-before="column"/>
      <style:text-properties style:font-name="Liberation Serif" style:text-underline-style="none" fo:font-weight="bold" officeooo:rsid="000bfe05" officeooo:paragraph-rsid="001a722d" style:font-weight-asian="bold" style:font-weight-complex="bold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05732e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5732e" style:font-weight-asian="normal" style:font-weight-complex="normal"/>
    </style:style>
    <style:style style:name="T8" style:family="text">
      <style:text-properties fo:font-weight="normal" officeooo:rsid="000acc4f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05732e" style:font-weight-asian="normal" style:font-weight-complex="normal"/>
    </style:style>
    <style:style style:name="T11" style:family="text">
      <style:text-properties style:text-underline-style="none" fo:font-weight="normal" officeooo:rsid="00065681" style:font-weight-asian="normal" style:font-weight-complex="normal"/>
    </style:style>
    <style:style style:name="T12" style:family="text">
      <style:text-properties style:text-underline-style="none" fo:font-weight="normal" officeooo:rsid="000af02e" style:font-weight-asian="normal" style:font-weight-complex="normal"/>
    </style:style>
    <style:style style:name="T13" style:family="text">
      <style:text-properties style:text-underline-style="none" fo:font-weight="normal" officeooo:rsid="000af701" style:font-weight-asian="normal" style:font-weight-complex="normal"/>
    </style:style>
    <style:style style:name="T14" style:family="text">
      <style:text-properties style:text-underline-style="none" fo:font-weight="normal" officeooo:rsid="000dd1b2" style:font-weight-asian="normal" style:font-weight-complex="normal"/>
    </style:style>
    <style:style style:name="T15" style:family="text">
      <style:text-properties style:text-underline-style="none" fo:font-weight="normal" officeooo:rsid="000e30f6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font-name="Cousine"/>
    </style:style>
    <style:style style:name="T18" style:family="text">
      <style:text-properties style:font-name="Cousine" style:text-underline-style="none" fo:font-weight="normal" style:font-weight-asian="normal" style:font-weight-complex="normal"/>
    </style:style>
    <style:style style:name="T19" style:family="text">
      <style:text-properties style:font-name="Cousine" style:text-underline-style="none" fo:font-weight="normal" officeooo:rsid="000af701" style:font-weight-asian="normal" style:font-weight-complex="normal"/>
    </style:style>
    <style:style style:name="T20" style:family="text">
      <style:text-properties style:font-name="Cousine" officeooo:rsid="0010fbbf"/>
    </style:style>
    <style:style style:name="T21" style:family="text">
      <style:text-properties style:font-name="Cousine" officeooo:rsid="0015221b"/>
    </style:style>
    <style:style style:name="T22" style:family="text">
      <style:text-properties officeooo:rsid="000f28bf"/>
    </style:style>
    <style:style style:name="T23" style:family="text">
      <style:text-properties officeooo:rsid="00114ac9"/>
    </style:style>
    <style:style style:name="T24" style:family="text">
      <style:text-properties officeooo:rsid="0012dca6"/>
    </style:style>
    <style:style style:name="T25" style:family="text">
      <style:text-properties officeooo:rsid="00134b8f"/>
    </style:style>
    <style:style style:name="T26" style:family="text">
      <style:text-properties officeooo:rsid="0015221b"/>
    </style:style>
    <style:style style:name="T27" style:family="text">
      <style:text-properties officeooo:rsid="001a82f2"/>
    </style:style>
    <style:style style:name="T28" style:family="text">
      <style:text-properties officeooo:rsid="001b8bdc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ction aux bases de données</text:p>
      <text:p text:style-name="P1"/>
      <text:p text:style-name="P1">I Manipulation du tableur</text:p>
      <text:p text:style-name="P3"/>
      <text:p text:style-name="P3">On peut trier une <text:span text:style-name="T3">plage de données</text:span> (<text:span text:style-name="T1">Données/Trier…</text:span>) :</text:p>
      <text:list xml:id="list2654844584" text:style-name="L1">
        <text:list-item>
          <text:p text:style-name="P45"><text:span text:style-name="T6">en décidant que la première ligne comporte ou non des </text:span><text:span text:style-name="T4">étiquettes de colonne</text:span><text:span text:style-name="T9"> (onglet </text:span><text:span text:style-name="T2">options</text:span><text:span text:style-name="T9">) ;</text:span></text:p>
        </text:list-item>
        <text:list-item>
          <text:p text:style-name="P43"><text:span text:style-name="T7">suivant une ou plusieurs </text:span><text:span text:style-name="T5">clés de tri</text:span><text:span text:style-name="T10"> :</text:span></text:p>
          <text:list>
            <text:list-item>
              <text:p text:style-name="P44"><text:span text:style-name="T10">les lignes seront triées suivant la première clé (en comparant les valeurs de </text:span><text:span text:style-name="T11">la </text:span><text:span text:style-name="T10">colonne</text:span><text:span text:style-name="T11"> correspondante</text:span><text:span text:style-name="T10">),</text:span></text:p>
            </text:list-item>
            <text:list-item>
              <text:p text:style-name="P44"><text:span text:style-name="T11">puis</text:span><text:span text:style-name="T10"> dans les groupes de lignes ayant les mêmes valeurs dans cette colonne</text:span><text:span text:style-name="T11">, en comparant les valeurs de la prochaine colonne.</text:span></text:p>
            </text:list-item>
          </text:list>
        </text:list-item>
      </text:list>
      <text:p text:style-name="P39"/>
      <text:p text:style-name="P42">II Tri de dictionnaires</text:p>
      <text:p text:style-name="P39"/>
      <text:p text:style-name="P40"><text:tab/>1) Tri des listes avec Python</text:p>
      <text:p text:style-name="P40"/>
      <text:p text:style-name="P4"><text:span text:style-name="T9">Nous n’allons pas coder d’algorithme de tri dans ce chapitre (même si c’est au programme de première), mais utiliser la fonction </text:span><text:span text:style-name="T18">sorted</text:span><text:span text:style-name="T9"> ou la méthode </text:span><text:span text:style-name="T18">.sort()</text:span><text:span text:style-name="T9"> (qui utilisent bien sûr des algorithmes de tri !).</text:span></text:p>
      <text:p text:style-name="P4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&gt;&gt;&gt; L = [4, 3, 5, 2]</text:p>
            <text:p text:style-name="P8">&gt;&gt;&gt; L</text:p>
            <text:p text:style-name="P8">[4, 3, 5, 2]</text:p>
            <text:p text:style-name="P8">&gt;&gt;&gt; sorted(L)</text:p>
            <text:p text:style-name="P8">[2, 3, 4, 5]</text:p>
          </table:table-cell>
          <table:table-cell table:style-name="Tableau1.A1" office:value-type="string">
            <text:p text:style-name="P8">&gt;&gt;&gt; L</text:p>
            <text:p text:style-name="P7"><text:span text:style-name="T6">[4, 3, 5, 2]</text:span><text:span text:style-name="T8"> # L intacte</text:span></text:p>
            <text:p text:style-name="P8">&gt;&gt;&gt; L.sort()</text:p>
            <text:p text:style-name="P8">&gt;&gt;&gt; L</text:p>
            <text:p text:style-name="P7"><text:span text:style-name="T6">[2, 3, 4, 5]</text:span><text:span text:style-name="T8"> # modifiée</text:span></text:p>
          </table:table-cell>
        </table:table-row>
      </table:table>
      <text:p text:style-name="P14"/>
      <text:p text:style-name="P24"><text:tab/>2) Tri des listes de dictionnaires avec Python</text:p>
      <text:p text:style-name="P18"/>
      <text:p text:style-name="P19">Python ne « sait » pas trier une liste de dictionnaires.</text:p>
      <text:p text:style-name="P18"/>
      <text:p text:style-name="P9">&gt;&gt;&gt; affiche(sorted(liste_de_dicos))</text:p>
      <text:p text:style-name="P11">[...]</text:p>
      <text:p text:style-name="P5"><text:span text:style-name="T9">TypeError: '&lt;' not supp</text:span><text:span text:style-name="T12">orted</text:span><text:span text:style-name="T9"> between instances of 'dict'</text:span></text:p>
      <text:p text:style-name="P20"/>
      <text:p text:style-name="P17"><text:span text:style-name="T16">Comme pour le tableur</text:span><text:span text:style-name="T9">, il faut indiquer quelle </text:span><text:span text:style-name="T4">clé de tri</text:span><text:span text:style-name="T9"> utiliser.</text:span></text:p>
      <text:p text:style-name="P17"><text:span text:style-name="T9">Remarque : on utilise encore le mot « clé » mais cela n’a a priori rien à voir</text:span><text:span text:style-name="T13"> avec les clés des </text:span><text:span text:style-name="T19">dict</text:span><text:span text:style-name="T14">s</text:span><text:span text:style-name="T13">.</text:span><text:span text:style-name="T14"> C’est comme un « score » calculé par dico.</text:span></text:p>
      <text:p text:style-name="P9"/>
      <text:p text:style-name="P10">&gt;&gt;&gt; def somme(d):</text:p>
      <text:p text:style-name="P10"><text:tab/>return d['A'] + d['B'] + d['C'] + d['D']</text:p>
      <text:p text:style-name="P10"/>
      <text:p text:style-name="P10">&gt;&gt;&gt; affiche(sorted(liste_de_dicos, key=somme))</text:p>
      <text:p text:style-name="P10">{'A': 3, 'B': 1, 'C': 2, 'D': 1}</text:p>
      <text:p text:style-name="P10">{'A': 1, 'B': 2, 'C': 3, 'D': 2}</text:p>
      <text:p text:style-name="P10">{'A': 2, 'B': 1, 'C': 4, 'D': 3}</text:p>
      <text:p text:style-name="P10">{'A': 4, 'B': 2, 'C': 1, 'D': 4}</text:p>
      <text:p text:style-name="P12">&gt;&gt;&gt;</text:p>
      <text:p text:style-name="P12">&gt;&gt;&gt; # On peut prendre pour clé de tri</text:p>
      <text:p text:style-name="P12">&gt;&gt;&gt; # la valeur des dictionnaires stockée à la clé A</text:p>
      <text:p text:style-name="P13">&gt;&gt;&gt; # (attention au vocabulaire !</text:p>
      <text:p text:style-name="P6"><text:span text:style-name="T9">&gt;&gt;&gt; def </text:span><text:span text:style-name="T13">valeur_en_A</text:span><text:span text:style-name="T9">(dictionnaire):</text:span></text:p>
      <text:p text:style-name="P9"><text:tab/>return dictionnaire["A"]</text:p>
      <text:p text:style-name="P9"/>
      <text:p text:style-name="P6"><text:span text:style-name="T9">&gt;&gt;&gt; affiche(sorted(liste_de_dicos, key=</text:span><text:span text:style-name="T13">valeur_en_A</text:span><text:span text:style-name="T9">))</text:span></text:p>
      <text:p text:style-name="P9">{'A': 1, 'B': 2, 'C': 3, 'D': 2}</text:p>
      <text:p text:style-name="P9">{'A': 2, 'B': 1, 'C': 4, 'D': 3}</text:p>
      <text:p text:style-name="P9">{'A': 3, 'B': 1, 'C': 2, 'D': 1}</text:p>
      <text:p text:style-name="P9">{'A': 4, 'B': 2, 'C': 1, 'D': 4}</text:p>
      <text:p text:style-name="P25"/>
      <text:p text:style-name="P21"><text:span text:style-name="T9">La fonction </text:span><text:span text:style-name="T18">sorted</text:span><text:span text:style-name="T9"> n’accepte qu’un </text:span><text:span text:style-name="T4">paramètre nommé</text:span><text:span text:style-name="T9"> </text:span><text:span text:style-name="T18">key</text:span><text:span text:style-name="T9">,</text:span><text:span text:style-name="T15"> </text:span><text:span text:style-name="T9">comment faire pour trier suivant la valeur à la clé B, puis à la clé A ?</text:span><text:span text:style-name="T15"> (voir fichier)</text:span></text:p>
      <text:p text:style-name="P26"/>
      <text:p text:style-name="P26"><office:annotation><dc:creator>Christophe Gragnic</dc:creator><dc:date>2022-10-06T17:09:26.948166861</dc:date><loext:sender-initials>CG</loext:sender-initials><text:p text:style-name="P52"><text:span text:style-name="T29">d[‘A’] + d[‘B’]…</text:span></text:p><text:p text:style-name="P52"><text:span text:style-name="T29">boucle sur d.values()</text:span></text:p><text:p text:style-name="P52"><text:span text:style-name="T29">sum(d.values())</text:span></text:p></office:annotation></text:p>
      <text:p text:style-name="P26"/>
      <text:p text:style-name="P26"/>
      <text:p text:style-name="P37">III Les systèmes de gestion de bases de données</text:p>
      <text:p text:style-name="P27"/>
      <text:p text:style-name="P27">Cette année nous utiliserons SQLITE.</text:p>
      <text:p text:style-name="P27"/>
      <text:p text:style-name="P27"><text:tab/>1) Utilisation avec un client graphique</text:p>
      <text:p text:style-name="P27"/>
      <text:p text:style-name="P27">DB Browser est une interface graphique pour SQLITE.</text:p>
      <text:p text:style-name="P22"><text:span text:style-name="T9">Il manipule des fichiers </text:span><text:span text:style-name="T18">.db</text:span><text:span text:style-name="T9"> (comme Calc manipule les </text:span><text:span text:style-name="T18">.ods</text:span><text:span text:style-name="T9">).</text:span></text:p>
      <text:p text:style-name="P27">On peut créer ou ouvrir un tel fichier et manipuler les données :</text:p>
      <text:list xml:id="list3589880325" text:style-name="L2">
        <text:list-item>
          <text:p text:style-name="P46">en utilisant principalement les menus et les boutons,</text:p>
        </text:list-item>
        <text:list-item>
          <text:p text:style-name="P46"><text:span text:style-name="T22">et/</text:span>ou en tapant des requêtes SQL.</text:p>
        </text:list-item>
      </text:list>
      <text:p text:style-name="P27"/>
      <text:p text:style-name="P29">Récupérer le logiciel <text:span text:style-name="T25">dans </text:span>DosSup<text:span text:style-name="T25">, à copier</text:span> sur votre clef et testez-l<text:span text:style-name="T25">e</text:span>.</text:p>
      <text:p text:style-name="P50"><text:soft-page-break/><text:tab/>a) Fichier pour stocker les données</text:p>
      <text:p text:style-name="P30"/>
      <text:p text:style-name="P30">Démarer DB Browser</text:p>
      <text:p text:style-name="P29">Bouton [Nouvelle base de données], <text:span text:style-name="T24">fichier </text:span>à enregistrer dans :</text:p>
      <text:p text:style-name="P15">mon_dossier_NSI\BDD\contacts.db</text:p>
      <text:p text:style-name="P29"/>
      <text:p text:style-name="P38"><text:span text:style-name="T25"><text:tab/></text:span>b) Structure</text:p>
      <text:p text:style-name="P29"/>
      <text:p text:style-name="P29">Bouton [Nouvelle table] : <text:span text:style-name="T17">personne</text:span>. </text:p>
      <text:p text:style-name="P29">ATTENTION aux ESPACES et aux ACCENTS</text:p>
      <text:p text:style-name="P29">Bouton [Ajouter un champs] pour les « colonnes » :</text:p>
      <text:p text:style-name="P29"><text:span text:style-name="T20"><text:tab/></text:span><text:span text:style-name="T17">Nom</text:span> <text:span text:style-name="T23"><text:tab/><text:tab/></text:span>(type TEXT), cocher NON NULL</text:p>
      <text:p text:style-name="P29"><text:span text:style-name="T20"><text:tab/></text:span><text:span text:style-name="T17">Prénom</text:span> <text:span text:style-name="T23"><text:tab/></text:span>(type TEXT), cocher NON NULL</text:p>
      <text:p text:style-name="P29"><text:span text:style-name="T20"><text:tab/></text:span><text:span text:style-name="T21">jour</text:span><text:span text:style-name="T17">_naiss</text:span> (type INT)</text:p>
      <text:p text:style-name="P33"><text:tab/>...</text:p>
      <text:p text:style-name="P31">On remarque que du code est généré au fur et à mesure.</text:p>
      <text:p text:style-name="P29"/>
      <text:p text:style-name="P32">Ne pas oublier le bouton [Enregistrer les modifications] de temps en temps.</text:p>
      <text:p text:style-name="P27"/>
      <text:p text:style-name="P38"><text:span text:style-name="T25"><text:tab/></text:span>c) Données : écriture et lecture</text:p>
      <text:p text:style-name="P32"/>
      <text:p text:style-name="P32">Dans l’onglet [Parcourir les données], appuyer sur le petit bouton [+].</text:p>
      <text:p text:style-name="P32">On peut filtrer comme avec les tableurs, mais on peut faire bien mieux !</text:p>
      <text:p text:style-name="P27"/>
      <text:p text:style-name="P38"><text:span text:style-name="T25"><text:tab/></text:span>d) Premières requêtes</text:p>
      <text:p text:style-name="P32"/>
      <text:p text:style-name="P32">Ouvrir l’onglet [Exécuter le SQL], taper les requêtes une par une, puis [&gt;].</text:p>
      <text:p text:style-name="P32"><text:tab/><text:span text:style-name="T17">SELECT * FROM personne</text:span></text:p>
      <text:p text:style-name="P16"><text:tab/>SELECT nom, annee_naiss FROM personne</text:p>
      <text:p text:style-name="P16"><text:tab/>SELECT nom FROM personne WHERE mois_naiss = 1</text:p>
      <text:p text:style-name="P27"/>
      <text:p text:style-name="P27"><text:tab/>2) Utilisation depuis un programme Python</text:p>
      <text:p text:style-name="P27"/>
      <text:p text:style-name="P33">Récupérer le fichier Python sur DosSup.</text:p>
      <text:p text:style-name="P27"/>
      <text:p text:style-name="P49">import sqlite3<text:span text:style-name="T26"> <text:s/># si bug avec Idle, utiliser Spyder</text:span></text:p>
      <text:p text:style-name="P33"/>
      <text:p text:style-name="P33">Corriger les erreurs laissées dans le fichier en lisant les messages d’erreur.</text:p>
      <text:p text:style-name="P51">IV Structurer une base de données</text:p>
      <text:p text:style-name="P35"/>
      <text:p text:style-name="P28"><text:span text:style-name="T27"><text:tab/></text:span>1) <text:span text:style-name="T27">Problème de redondance</text:span></text:p>
      <text:p text:style-name="P28"/>
      <text:p text:style-name="P34">Si on veut indiquer le lycée dans lequel étudie chaque contact, une façon simple de faire serait d’ajouter une colonne <text:span text:style-name="T17">lycee</text:span> dans la table <text:span text:style-name="T17">personne</text:span>. Mais dans ce cas :</text:p>
      <text:p text:style-name="P34"/>
      <text:list xml:id="list3806254193" text:style-name="L3">
        <text:list-item>
          <text:p text:style-name="P47">Il peut y avoir une faute d’orthographe sur quelques lycées : les données ne sont pas cohérentes.</text:p>
        </text:list-item>
        <text:list-item>
          <text:p text:style-name="P47">Il peut y avoir la même faute d’orthographe sur tous les lycées et, même s’il y a des méthodes pour changer plusieurs enregistrements à la fois (requête de type UPDATE dans une boucle depuis Python ou avec un WHERE), </text:p>
        </text:list-item>
      </text:list>
      <text:p text:style-name="P34"/>
      <text:p text:style-name="P23">On veut donc centraliser le nom des lycées dans une table séparée.</text:p>
      <text:p text:style-name="P34"/>
      <text:p text:style-name="P34"><text:tab/>2) Vue « données » et vue « structure »</text:p>
      <text:p text:style-name="P34"/>
      <text:p text:style-name="P34">Nous sommes habitués à la <text:span text:style-name="T28">vue « données » </text:span>(ressemble aux tableurs<text:span text:style-name="T28">), mais les professionnels utilisent la vue « structure ».</text:span></text:p>
      <text:p text:style-name="P36">clé soulignée -&gt; clé primaire</text:p>
      <text:p text:style-name="P36">clé avec un croisillon (#) -&gt; clé étrangère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sine" svg:font-family="Cousin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Gragnic</meta:initial-creator>
    <meta:creation-date>2022-09-08T10:16:43.317949937</meta:creation-date>
    <dc:date>2024-10-29T11:04:14.217416902</dc:date>
    <meta:editing-duration>PT1H32M27S</meta:editing-duration>
    <meta:editing-cycles>24</meta:editing-cycles>
    <meta:generator>LibreOffice/6.0.7.3$Linux_X86_64 LibreOffice_project/00m0$Build-3</meta:generator>
    <dc:creator>Christophe Gragnic</dc:creator>
    <meta:document-statistic meta:table-count="1" meta:image-count="0" meta:object-count="0" meta:page-count="2" meta:paragraph-count="92" meta:word-count="793" meta:character-count="4423" meta:non-whitespace-character-count="3704"/>
  </office:meta>
</office:document-meta>
</file>